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ZHIWB+CMMI6" svg:font-family="DZHIWB+CMMI6"/>
    <style:font-face style:name="ERCTSH+CMR8" svg:font-family="ERCTSH+CMR8"/>
    <style:font-face style:name="IYKSRQ+AdvPS836F" svg:font-family="IYKSRQ+AdvPS836F"/>
    <style:font-face style:name="KRMEEH+Dutch801BT-Roman" svg:font-family="KRMEEH+Dutch801BT-Roman"/>
    <style:font-face style:name="Lucida Grande" svg:font-family="'Lucida Grande', 'Lucida Sans Unicode', Tahoma, Verdana, Arial, Helvetica, sans-serif"/>
    <style:font-face style:name="NMBKPF+rtxr" svg:font-family="NMBKPF+rtxr"/>
    <style:font-face style:name="NMBKPG+txsy" svg:font-family="NMBKPG+txsy"/>
    <style:font-face style:name="NMBLJL+txmia" svg:font-family="NMBLJL+txmia"/>
    <style:font-face style:name="TMDCSA+AdvPS462D00" svg:font-family="TMDCSA+AdvPS462D00"/>
    <style:font-face style:name="ZTImes-Small-Caps" svg:font-family="ZTImes-Small-Caps"/>
    <style:font-face style:name="ZWVMRB+AdvPS40F147" svg:font-family="ZWVMRB+AdvPS40F147"/>
    <style:font-face style:name="CJELOK+Times-Roman" svg:font-family="CJELOK+Times-Roman" style:font-family-generic="roman"/>
    <style:font-face style:name="KUGWNV+CMR9" svg:font-family="KUGWNV+CMR9" style:font-family-generic="roman"/>
    <style:font-face style:name="NMBKPE+Times-Roman" svg:font-family="NMBKPE+Times-Roman" style:font-family-generic="roman"/>
    <style:font-face style:name="NMBLBM+Times-Italic" svg:font-family="NMBLBM+Times-Italic" style:font-family-generic="roman"/>
    <style:font-face style:name="OFKIOP+Times-Roman" svg:font-family="OFKIOP+Times-Roman" style:font-family-generic="roman"/>
    <style:font-face style:name="Times-Roman" svg:font-family="Times-Roman" style:font-family-generic="roman"/>
    <style:font-face style:name="YMath-Pack-One" svg:font-family="YMath-Pack-One" style:font-family-generic="roman"/>
    <style:font-face style:name="DejaVu Sans" svg:font-family="'DejaVu Sans'" style:font-family-generic="swiss"/>
    <style:font-face style:name="Helvetica" svg:font-family="Helvetica" style:font-family-generic="swiss"/>
    <style:font-face style:name="Helvetica-Oblique" svg:font-family="Helvetica-Obliqu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UGWNV+CMR9" fo:font-size="9pt" style:font-name-asian="KUGWNV+CMR9" style:font-size-asian="9pt" style:font-name-complex="KUGWNV+CMR9" style:font-size-complex="9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KUGWNV+CMR9" fo:font-size="9pt" style:font-name-asian="KUGWNV+CMR9" style:font-size-asian="9pt" style:font-name-complex="KUGWNV+CMR9" style:font-size-complex="9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color="#000000" style:font-name="NMBKPE+Times-Roman" fo:font-size="10pt" style:font-name-asian="NMBKPE+Times-Roman" style:font-size-asian="10pt" style:font-name-complex="NMBKPE+Times-Roman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Lucida Grande" fo:font-size="10.5pt" fo:letter-spacing="normal" fo:font-style="normal" fo:font-weight="normal" style:font-name-asian="KUGWNV+CMR9" style:font-size-asian="9pt" style:font-name-complex="KUGWNV+CMR9" style:font-size-complex="9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fo:color="#151616" style:font-name="CJELOK+Times-Roman" fo:font-size="11pt" style:font-name-asian="CJELOK+Times-Roman" style:font-size-asian="11pt" style:font-name-complex="CJELOK+Times-Roman" style:font-size-complex="11pt"/>
    </style:style>
    <style:style style:name="P6" style:family="paragraph" style:parent-style-name="Standard">
      <style:paragraph-properties fo:text-align="start" style:justify-single-word="false" style:text-autospace="none"/>
      <style:text-properties fo:color="#151616" style:font-name="CJELOK+Times-Roman" fo:font-size="11pt" style:font-name-asian="CJELOK+Times-Roman" style:font-size-asian="11pt" style:font-name-complex="CJELOK+Times-Roman" style:font-size-complex="11pt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fo:color="#151616" style:font-name="ZWVMRB+AdvPS40F147" fo:font-size="10pt" style:font-name-asian="ZWVMRB+AdvPS40F147" style:font-size-asian="10pt" style:font-name-complex="ZWVMRB+AdvPS40F147" style:font-size-complex="10pt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fo:color="#151616" style:font-name="Helvetica" fo:font-size="12pt" style:font-name-asian="Helvetica" style:font-size-asian="12pt" style:font-name-complex="Helvetica" style:font-size-complex="12pt"/>
    </style:style>
    <style:style style:name="P9" style:family="paragraph" style:parent-style-name="Standard">
      <style:text-properties style:font-name="KUGWNV+CMR9" fo:font-size="9pt" style:font-name-asian="KUGWNV+CMR9" style:font-size-asian="9pt" style:font-name-complex="KUGWNV+CMR9" style:font-size-complex="9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KUGWNV+CMR9" fo:font-size="9pt" style:font-name-asian="KUGWNV+CMR9" style:font-size-asian="9pt" style:font-name-complex="KUGWNV+CMR9" style:font-size-complex="9pt"/>
    </style:style>
    <style:style style:name="P11" style:family="paragraph" style:parent-style-name="Standard" style:list-style-name="">
      <style:paragraph-properties fo:text-align="start" style:justify-single-word="false" style:text-autospace="none"/>
      <style:text-properties style:font-name="ZWVMRB+AdvPS40F147" fo:font-size="9pt" style:font-name-asian="ZWVMRB+AdvPS40F147" style:font-size-asian="9pt" style:font-name-complex="ZWVMRB+AdvPS40F147" style:font-size-complex="9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ZWVMRB+AdvPS40F147" fo:font-size="9pt" style:font-name-asian="ZWVMRB+AdvPS40F147" style:font-size-asian="9pt" style:font-name-complex="ZWVMRB+AdvPS40F147" style:font-size-complex="9pt"/>
    </style:style>
    <style:style style:name="P13" style:family="paragraph" style:parent-style-name="Standard" style:list-style-name="">
      <style:paragraph-properties fo:text-align="start" style:justify-single-word="false" style:text-autospace="none"/>
      <style:text-properties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Standard" style:list-style-name="">
      <style:paragraph-properties style:text-autospace="none"/>
      <style:text-properties style:font-name="Helvetica" fo:font-size="12pt" style:font-name-asian="Helvetica" style:font-size-asian="12pt" style:font-name-complex="Helvetica" style:font-size-complex="12pt"/>
    </style:style>
    <style:style style:name="P15" style:family="paragraph" style:parent-style-name="Standard" style:list-style-name="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font-name="Lucida Grande" fo:font-size="10.5pt" fo:letter-spacing="normal" fo:font-style="normal" fo:font-weight="normal" style:font-name-asian="KUGWNV+CMR9" style:font-size-asian="9pt" style:font-name-complex="KUGWNV+CMR9" style:font-size-complex="9pt"/>
    </style:style>
    <style:style style:name="T3" style:family="text">
      <style:text-properties fo:font-variant="normal" fo:text-transform="none" fo:color="#000000" style:font-name="Lucida Grande" fo:font-size="10.5pt" fo:letter-spacing="normal" fo:font-style="normal" fo:font-weight="normal" style:font-name-asian="KUGWNV+CMR9" style:font-name-complex="KUGWNV+CMR9"/>
    </style:style>
    <style:style style:name="T4" style:family="text">
      <style:text-properties fo:font-variant="normal" fo:text-transform="none" fo:color="#000000" style:font-name="ZWVMRB+AdvPS40F147" fo:font-size="9pt" fo:letter-spacing="normal" fo:font-style="normal" fo:font-weight="normal" style:font-name-asian="ZWVMRB+AdvPS40F147" style:font-size-asian="9pt" style:font-name-complex="ZWVMRB+AdvPS40F147" style:font-size-complex="9pt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font-size="9pt" fo:letter-spacing="normal" fo:font-style="normal" fo:font-weight="normal" style:font-size-asian="9pt" style:font-size-complex="9pt"/>
    </style:style>
    <style:style style:name="T7" style:family="text">
      <style:text-properties fo:font-variant="normal" fo:text-transform="none" fo:color="#000000" style:font-name="YMath-Pack-One" fo:letter-spacing="normal" fo:font-style="normal" fo:font-weight="normal" style:font-name-asian="YMath-Pack-One" style:font-name-complex="YMath-Pack-One"/>
    </style:style>
    <style:style style:name="T8" style:family="text">
      <style:text-properties fo:font-variant="normal" fo:text-transform="none" fo:color="#000000" style:font-name="YMath-Pack-One" fo:font-size="10pt" fo:letter-spacing="normal" fo:font-style="normal" fo:font-weight="normal" style:font-name-asian="YMath-Pack-One" style:font-size-asian="10pt" style:font-name-complex="YMath-Pack-One" style:font-size-complex="10pt"/>
    </style:style>
    <style:style style:name="T9" style:family="text">
      <style:text-properties fo:color="#000000"/>
    </style:style>
    <style:style style:name="T10" style:family="text">
      <style:text-properties fo:color="#000000" style:font-name="OFKIOP+Times-Roman" fo:font-size="10pt" style:font-name-asian="OFKIOP+Times-Roman" style:font-size-asian="10pt" style:font-name-complex="OFKIOP+Times-Roman" style:font-size-complex="10pt"/>
    </style:style>
    <style:style style:name="T11" style:family="text">
      <style:text-properties fo:color="#000000" style:font-name="OFKIOP+Times-Roman" fo:font-size="7pt" style:font-name-asian="OFKIOP+Times-Roman" style:font-size-asian="7pt" style:font-name-complex="OFKIOP+Times-Roman" style:font-size-complex="7pt"/>
    </style:style>
    <style:style style:name="T12" style:family="text">
      <style:text-properties fo:color="#0000ff"/>
    </style:style>
    <style:style style:name="T13" style:family="text">
      <style:text-properties fo:color="#0000ff" style:font-name="OFKIOP+Times-Roman" fo:font-size="10pt" style:font-name-asian="OFKIOP+Times-Roman" style:font-size-asian="10pt" style:font-name-complex="OFKIOP+Times-Roman" style:font-size-complex="10pt"/>
    </style:style>
    <style:style style:name="T14" style:family="text">
      <style:text-properties fo:color="#0000ff" style:font-name="NMBKPE+Times-Roman" fo:font-size="10pt" style:font-name-asian="NMBKPE+Times-Roman" style:font-size-asian="10pt" style:font-name-complex="NMBKPE+Times-Roman" style:font-size-complex="10pt"/>
    </style:style>
    <style:style style:name="T15" style:family="text">
      <style:text-properties style:font-name="Lucida Grande"/>
    </style:style>
    <style:style style:name="T16" style:family="text">
      <style:text-properties fo:font-size="10.5pt"/>
    </style:style>
    <style:style style:name="T17" style:family="text">
      <style:text-properties fo:letter-spacing="normal"/>
    </style:style>
    <style:style style:name="T18" style:family="text">
      <style:text-properties fo:font-style="normal"/>
    </style:style>
    <style:style style:name="T19" style:family="text">
      <style:text-properties fo:font-weight="normal"/>
    </style:style>
    <style:style style:name="T20" style:family="text">
      <style:text-properties style:font-name-asian="KUGWNV+CMR9"/>
    </style:style>
    <style:style style:name="T21" style:family="text">
      <style:text-properties style:font-name-complex="KUGWNV+CMR9"/>
    </style:style>
    <style:style style:name="T22" style:family="text">
      <style:text-properties style:font-name="Times-Roman" fo:font-size="10pt" style:font-name-asian="Times-Roman" style:font-size-asian="10pt" style:font-name-complex="Times-Roman" style:font-size-complex="10pt"/>
    </style:style>
    <style:style style:name="T23" style:family="text">
      <style:text-properties style:font-name="Times-Roman" style:font-name-asian="Times-Roman" style:font-name-complex="Times-Roman"/>
    </style:style>
    <style:style style:name="T24" style:family="text">
      <style:text-properties style:font-name="Times-Roman" fo:font-size="9pt" style:font-name-asian="Times-Roman" style:font-size-asian="9pt" style:font-name-complex="Times-Roman" style:font-size-complex="9pt"/>
    </style:style>
    <style:style style:name="T25" style:family="text">
      <style:text-properties fo:font-size="10pt"/>
    </style:style>
    <style:style style:name="T26" style:family="text">
      <style:text-properties style:font-size-asian="10pt"/>
    </style:style>
    <style:style style:name="T27" style:family="text">
      <style:text-properties style:font-size-complex="10pt"/>
    </style:style>
    <style:style style:name="T28" style:family="text">
      <style:text-properties fo:color="#222226"/>
    </style:style>
    <style:style style:name="T29" style:family="text">
      <style:text-properties fo:color="#222226" style:font-name="NMBKPG+txsy" fo:font-size="7pt" style:font-name-asian="NMBKPG+txsy" style:font-size-asian="7pt" style:font-name-complex="NMBKPG+txsy" style:font-size-complex="7pt"/>
    </style:style>
    <style:style style:name="T30" style:family="text">
      <style:text-properties fo:color="#222226" style:font-name="NMBKPG+txsy" style:font-name-asian="NMBKPG+txsy" style:font-name-complex="NMBKPG+txsy"/>
    </style:style>
    <style:style style:name="T31" style:family="text">
      <style:text-properties fo:color="#222226" fo:font-size="7pt" style:font-size-asian="7pt" style:font-size-complex="7pt"/>
    </style:style>
    <style:style style:name="T32" style:family="text">
      <style:text-properties fo:color="#222226" style:font-name="NMBKPE+Times-Roman" fo:font-size="10pt" style:font-name-asian="NMBKPE+Times-Roman" style:font-size-asian="10pt" style:font-name-complex="NMBKPE+Times-Roman" style:font-size-complex="10pt"/>
    </style:style>
    <style:style style:name="T33" style:family="text">
      <style:text-properties fo:color="#222226" style:font-name="NMBKPE+Times-Roman" fo:font-size="10pt" style:font-name-asian="NMBKPE+Times-Roman" style:font-size-asian="10pt" style:font-name-complex="ZWVMRB+AdvPS40F147" style:font-size-complex="10pt"/>
    </style:style>
    <style:style style:name="T34" style:family="text">
      <style:text-properties fo:color="#222226" style:font-name="NMBKPE+Times-Roman" fo:font-size="7pt" style:font-name-asian="NMBKPE+Times-Roman" style:font-size-asian="7pt" style:font-name-complex="NMBKPE+Times-Roman" style:font-size-complex="7pt"/>
    </style:style>
    <style:style style:name="T35" style:family="text">
      <style:text-properties fo:color="#222226" style:font-name="NMBKPE+Times-Roman" style:font-name-asian="NMBKPE+Times-Roman" style:font-name-complex="NMBKPE+Times-Roman"/>
    </style:style>
    <style:style style:name="T36" style:family="text">
      <style:text-properties fo:color="#222226" style:font-name="NMBLBM+Times-Italic" style:font-name-asian="NMBLBM+Times-Italic" style:font-name-complex="NMBLBM+Times-Italic"/>
    </style:style>
    <style:style style:name="T37" style:family="text">
      <style:text-properties fo:color="#151616"/>
    </style:style>
    <style:style style:name="T38" style:family="text">
      <style:text-properties style:font-name="CJELOK+Times-Roman"/>
    </style:style>
    <style:style style:name="T39" style:family="text">
      <style:text-properties fo:font-size="11pt"/>
    </style:style>
    <style:style style:name="T40" style:family="text">
      <style:text-properties style:font-name-asian="CJELOK+Times-Roman"/>
    </style:style>
    <style:style style:name="T41" style:family="text">
      <style:text-properties style:font-size-asian="11pt"/>
    </style:style>
    <style:style style:name="T42" style:family="text">
      <style:text-properties style:font-name-complex="CJELOK+Times-Roman"/>
    </style:style>
    <style:style style:name="T43" style:family="text">
      <style:text-properties style:font-size-complex="11pt"/>
    </style:style>
    <style:style style:name="T44" style:family="text">
      <style:text-properties style:font-name="KRMEEH+Dutch801BT-Roman" fo:font-size="10.5pt" style:font-name-asian="KRMEEH+Dutch801BT-Roman" style:font-size-asian="10.5pt" style:font-name-complex="KRMEEH+Dutch801BT-Roman" style:font-size-complex="10.5pt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style:font-name="TMDCSA+AdvPS462D00" fo:font-size="9pt" style:font-name-asian="TMDCSA+AdvPS462D00" style:font-size-asian="9pt" style:font-name-complex="TMDCSA+AdvPS462D00" style:font-size-complex="9pt"/>
    </style:style>
    <style:style style:name="T47" style:family="text">
      <style:text-properties style:font-name="IYKSRQ+AdvPS836F" fo:font-size="9pt" style:font-name-asian="IYKSRQ+AdvPS836F" style:font-size-asian="9pt" style:font-name-complex="IYKSRQ+AdvPS836F" style:font-size-complex="9pt"/>
    </style:style>
    <style:style style:name="T48" style:family="text">
      <style:text-properties style:font-name="IYKSRQ+AdvPS836F" fo:font-size="9pt" style:font-name-asian="IYKSRQ+AdvPS836F" style:font-name-complex="IYKSRQ+AdvPS836F"/>
    </style:style>
    <style:style style:name="T49" style:family="text">
      <style:text-properties style:font-name="ZWVMRB+AdvPS40F147"/>
    </style:style>
    <style:style style:name="T50" style:family="text">
      <style:text-properties style:font-name="ZWVMRB+AdvPS40F147" fo:font-size="9pt" style:font-name-asian="ZWVMRB+AdvPS40F147" style:font-name-complex="ZWVMRB+AdvPS40F147"/>
    </style:style>
    <style:style style:name="T51" style:family="text">
      <style:text-properties style:font-name-asian="ZWVMRB+AdvPS40F147"/>
    </style:style>
    <style:style style:name="T52" style:family="text">
      <style:text-properties style:font-name-complex="ZWVMRB+AdvPS40F147"/>
    </style:style>
    <style:style style:name="T53" style:family="text">
      <style:text-properties style:font-name="DZHIWB+CMMI6" fo:font-size="6pt" style:font-name-asian="DZHIWB+CMMI6" style:font-size-asian="6pt" style:font-name-complex="DZHIWB+CMMI6" style:font-size-complex="6pt"/>
    </style:style>
    <style:style style:name="T54" style:family="text">
      <style:text-properties style:font-name="DZHIWB+CMMI6" style:font-name-asian="DZHIWB+CMMI6" style:font-name-complex="DZHIWB+CMMI6"/>
    </style:style>
    <style:style style:name="T55" style:family="text">
      <style:text-properties style:font-name="DZHIWB+CMMI6" fo:font-size="12pt" style:font-name-asian="DZHIWB+CMMI6" style:font-size-asian="12pt" style:font-name-complex="DZHIWB+CMMI6" style:font-size-complex="12pt"/>
    </style:style>
    <style:style style:name="T56" style:family="text">
      <style:text-properties style:font-name="Helvetica"/>
    </style:style>
    <style:style style:name="T57" style:family="text">
      <style:text-properties style:font-name="Helvetica" style:font-name-asian="Helvetica" style:font-name-complex="Helvetica"/>
    </style:style>
    <style:style style:name="T58" style:family="text">
      <style:text-properties style:font-name="Helvetica" fo:font-size="6pt" style:font-name-asian="Helvetica" style:font-size-asian="6pt" style:font-name-complex="Helvetica" style:font-size-complex="6pt"/>
    </style:style>
    <style:style style:name="T59" style:family="text">
      <style:text-properties style:font-name="Helvetica" fo:font-size="12pt" style:font-name-asian="Helvetica" style:font-size-asian="12pt" style:font-name-complex="Helvetica" style:font-size-complex="12pt"/>
    </style:style>
    <style:style style:name="T60" style:family="text">
      <style:text-properties style:font-name-asian="Helvetica"/>
    </style:style>
    <style:style style:name="T61" style:family="text">
      <style:text-properties style:font-name-complex="Helvetica"/>
    </style:style>
    <style:style style:name="T62" style:family="text">
      <style:text-properties style:font-name="ZTImes-Small-Caps" style:font-name-asian="ZTImes-Small-Caps" style:font-name-complex="ZTImes-Small-Caps"/>
    </style:style>
    <style:style style:name="T63" style:family="text">
      <style:text-properties style:font-name="ZTImes-Small-Caps" fo:font-size="10pt" style:font-name-asian="ZTImes-Small-Caps" style:font-size-asian="10pt" style:font-name-complex="ZTImes-Small-Caps" style:font-size-complex="10pt"/>
    </style:style>
    <style:style style:name="T64" style:family="text">
      <style:text-properties style:font-name="YMath-Pack-One" style:font-name-asian="YMath-Pack-One" style:font-name-complex="YMath-Pack-One"/>
    </style:style>
    <style:style style:name="T65" style:family="text">
      <style:text-properties style:font-name="YMath-Pack-One" fo:font-size="10pt" style:font-name-asian="YMath-Pack-One" style:font-size-asian="10pt" style:font-name-complex="YMath-Pack-One" style:font-size-complex="10pt"/>
    </style:style>
    <style:style style:name="T66" style:family="text">
      <style:text-properties fo:font-size="4.5pt" style:font-size-asian="4.5pt" style:font-size-complex="4.5pt"/>
    </style:style>
    <style:style style:name="T67" style:family="text">
      <style:text-properties style:font-name="Helvetica-Oblique" fo:font-size="4.5pt" style:font-name-asian="Helvetica-Oblique" style:font-size-asian="4.5pt" style:font-name-complex="Helvetica-Oblique" style:font-size-complex="4.5pt"/>
    </style:style>
    <style:style style:name="T68" style:family="text">
      <style:text-properties style:font-name="Helvetica-Oblique" style:font-name-asian="Helvetica-Oblique" style:font-name-complex="Helvetica-Obliq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2"/></text:p>
      <text:p text:style-name="P12"><text:span text:style-name="T5">work by Wiedemann et al. (1994)</text:span></text:p>
      <text:p text:style-name="P11">has shown that infrared absorption lines of CO cannot be formed in</text:p>
      <text:p text:style-name="P7"><text:span text:style-name="T24">the `normal' chromosphere that accounts for the Ca </text:span><text:span text:style-name="T47">ii</text:span><text:span text:style-name="T24">H andK line</text:span></text:p>
      <text:p text:style-name="P8">High spectral resolution off-limb</text:p>
      <text:p text:style-name="P13">solar and disk integrated stellar spectra suggest pervasive CO not accounted for in the 1-D models. This,</text:p>
      <text:p text:style-name="P13">perhaps thermally bifurcated, CO-mosphere (Wiedemann et al. (1994, ApJ, 423, 806) is cooler than the</text:p>
      <text:p text:style-name="P13">surrounding chromospheric <text:span text:style-name="T68">temperature minima</text:span>.</text:p>
      <text:p text:style-name="P14">Most red giant semi-empirical chromospheres have by necessity a filling factor of unity,</text:p>
      <text:p text:style-name="P5"><text:span text:style-name="T22"/></text:p>
      <text:p text:style-name="P5"><text:span text:style-name="T22">Wood bow shock</text:span></text:p>
      <text:p text:style-name="Text_20_body">molecule </text:p>
      <text:p text:style-name="Text_20_body">ohnaka -moecules</text:p>
      <text:p text:style-name="Text_20_body"/>
      <text:p text:style-name="P2">Alpha boo - molecules</text:p>
      <text:p text:style-name="P1">spectroscopic analysis<text:span text:style-name="T10"> CO and H</text:span><text:span text:style-name="T11">2</text:span><text:span text:style-name="T10"> O transitions (e.g., Ayres </text:span><text:span text:style-name="T13">1986</text:span><text:span text:style-name="T10"> ;Ryde et al. </text:span><text:span text:style-name="T13">2002</text:span><text:span text:style-name="T10"> ; Tsuji </text:span><text:span text:style-name="T13">2009</text:span><text:span text:style-name="T10"> )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ZHIWB+CMMI6" svg:font-family="DZHIWB+CMMI6"/>
    <style:font-face style:name="ERCTSH+CMR8" svg:font-family="ERCTSH+CMR8"/>
    <style:font-face style:name="IYKSRQ+AdvPS836F" svg:font-family="IYKSRQ+AdvPS836F"/>
    <style:font-face style:name="KRMEEH+Dutch801BT-Roman" svg:font-family="KRMEEH+Dutch801BT-Roman"/>
    <style:font-face style:name="Lucida Grande" svg:font-family="'Lucida Grande', 'Lucida Sans Unicode', Tahoma, Verdana, Arial, Helvetica, sans-serif"/>
    <style:font-face style:name="NMBKPF+rtxr" svg:font-family="NMBKPF+rtxr"/>
    <style:font-face style:name="NMBKPG+txsy" svg:font-family="NMBKPG+txsy"/>
    <style:font-face style:name="NMBLJL+txmia" svg:font-family="NMBLJL+txmia"/>
    <style:font-face style:name="TMDCSA+AdvPS462D00" svg:font-family="TMDCSA+AdvPS462D00"/>
    <style:font-face style:name="ZTImes-Small-Caps" svg:font-family="ZTImes-Small-Caps"/>
    <style:font-face style:name="ZWVMRB+AdvPS40F147" svg:font-family="ZWVMRB+AdvPS40F147"/>
    <style:font-face style:name="CJELOK+Times-Roman" svg:font-family="CJELOK+Times-Roman" style:font-family-generic="roman"/>
    <style:font-face style:name="KUGWNV+CMR9" svg:font-family="KUGWNV+CMR9" style:font-family-generic="roman"/>
    <style:font-face style:name="NMBKPE+Times-Roman" svg:font-family="NMBKPE+Times-Roman" style:font-family-generic="roman"/>
    <style:font-face style:name="NMBLBM+Times-Italic" svg:font-family="NMBLBM+Times-Italic" style:font-family-generic="roman"/>
    <style:font-face style:name="OFKIOP+Times-Roman" svg:font-family="OFKIOP+Times-Roman" style:font-family-generic="roman"/>
    <style:font-face style:name="Times-Roman" svg:font-family="Times-Roman" style:font-family-generic="roman"/>
    <style:font-face style:name="YMath-Pack-One" svg:font-family="YMath-Pack-One" style:font-family-generic="roman"/>
    <style:font-face style:name="DejaVu Sans" svg:font-family="'DejaVu Sans'" style:font-family-generic="swiss"/>
    <style:font-face style:name="Helvetica" svg:font-family="Helvetica" style:font-family-generic="swiss"/>
    <style:font-face style:name="Helvetica-Oblique" svg:font-family="Helvetica-Obliqu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amon </meta:initial-creator>
    <meta:creation-date>2013-06-12T17:42:03</meta:creation-date>
    <dc:date>2013-06-16T20:24:07</dc:date>
    <dc:creator>eamon </dc:creator>
    <meta:editing-duration>PT24H52M50S</meta:editing-duration>
    <meta:editing-cycles>36</meta:editing-cycles>
    <meta:generator>OpenOffice.org/3.2$Linux OpenOffice.org_project/320m12$Build-9483</meta:generator>
    <meta:document-statistic meta:table-count="0" meta:image-count="0" meta:object-count="0" meta:page-count="1" meta:paragraph-count="13" meta:word-count="110" meta:character-count="690"/>
  </office:meta>
</office:document-meta>
</file>